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line-through-style="none" style:text-line-through-type="none" officeooo:paragraph-rsid="00109aa5"/>
    </style:style>
    <style:style style:name="P8" style:family="paragraph" style:parent-style-name="Standard" style:list-style-name="L1">
      <style:text-properties officeooo:paragraph-rsid="00109aa5"/>
    </style:style>
    <style:style style:name="P9" style:family="paragraph" style:parent-style-name="Standard" style:list-style-name="L2">
      <style:text-properties style:text-line-through-style="none" style:text-line-through-type="none" officeooo:paragraph-rsid="00109aa5"/>
    </style:style>
    <style:style style:name="P10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1" style:family="paragraph" style:parent-style-name="Standard" style:list-style-name="L6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2" style:family="paragraph" style:parent-style-name="Standard" style:list-style-name="L8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3" style:family="paragraph" style:parent-style-name="Standard" style:list-style-name="L1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4" style:family="paragraph" style:parent-style-name="Standard" style:list-style-name="L3">
      <style:text-properties style:text-line-through-style="none" style:text-line-through-type="none" style:font-name="DejaVu Sans Condensed" fo:font-size="12pt" officeooo:rsid="0021c75a" officeooo:paragraph-rsid="0021c75a" style:font-size-asian="12pt" style:font-size-complex="12pt"/>
    </style:style>
    <style:style style:name="P15" style:family="paragraph" style:parent-style-name="Standard" style:list-style-name="L4">
      <style:text-properties style:text-line-through-style="none" style:text-line-through-type="none" style:font-name="DejaVu Sans Condensed" fo:font-size="12pt" officeooo:rsid="001fcda3" officeooo:paragraph-rsid="001fcda3" style:font-size-asian="12pt" style:font-size-complex="12pt"/>
    </style:style>
    <style:style style:name="P16" style:family="paragraph" style:parent-style-name="Standard" style:list-style-name="L12">
      <style:text-properties style:text-line-through-style="none" style:text-line-through-type="none" style:font-name="DejaVu Sans Condensed" fo:font-size="12pt" officeooo:rsid="001fcda3" officeooo:paragraph-rsid="002451a8" style:font-size-asian="12pt" style:font-size-complex="12pt"/>
    </style:style>
    <style:style style:name="P17" style:family="paragraph" style:parent-style-name="Standard" style:list-style-name="L5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8" style:family="paragraph" style:parent-style-name="Standard" style:list-style-name="L7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9" style:family="paragraph" style:parent-style-name="Standard" style:list-style-name="L9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20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21" style:family="paragraph" style:parent-style-name="Standard" style:list-style-name="L12">
      <style:text-properties style:text-line-through-style="none" style:text-line-through-type="none" style:font-name="DejaVu Sans Condensed" fo:font-size="12pt" officeooo:rsid="00148c7a" officeooo:paragraph-rsid="002451a8" style:font-size-asian="12pt" style:font-size-complex="12pt"/>
    </style:style>
    <style:style style:name="P22" style:family="paragraph" style:parent-style-name="Standard" style:list-style-name="L1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23" style:family="paragraph" style:parent-style-name="Standard" style:list-style-name="L14">
      <style:text-properties style:text-line-through-style="none" style:text-line-through-type="none" officeooo:paragraph-rsid="00109aa5"/>
    </style:style>
    <style:style style:name="P24" style:family="paragraph" style:parent-style-name="Standard" style:list-style-name="L4">
      <style:text-properties officeooo:paragraph-rsid="0023f768"/>
    </style:style>
    <style:style style:name="P25" style:family="paragraph" style:parent-style-name="Standard" style:list-style-name="L4">
      <style:text-properties officeooo:paragraph-rsid="001fcda3"/>
    </style:style>
    <style:style style:name="P26" style:family="paragraph" style:parent-style-name="Standard" style:list-style-name="L10">
      <style:text-properties officeooo:paragraph-rsid="0024adf6"/>
    </style:style>
    <style:style style:name="P27" style:family="paragraph" style:parent-style-name="Standard" style:list-style-name="L10">
      <style:text-properties officeooo:rsid="002451a8" officeooo:paragraph-rsid="0024adf6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1ae7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178b" style:font-weight-asian="bold" style:font-weight-complex="bold"/>
    </style:style>
    <style:style style:name="T6" style:family="text">
      <style:text-properties fo:font-weight="bold" officeooo:rsid="00148c7a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officeooo:rsid="001c4280"/>
    </style:style>
    <style:style style:name="T10" style:family="text">
      <style:text-properties officeooo:rsid="001e18cf"/>
    </style:style>
    <style:style style:name="T11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fcda3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officeooo:rsid="001e18cf" style:font-size-asian="12pt" style:font-size-complex="12pt"/>
    </style:style>
    <style:style style:name="T16" style:family="text">
      <style:text-properties style:font-name="DejaVu Sans Condensed" fo:font-size="12pt" officeooo:rsid="00148c7a" style:font-size-asian="12pt" style:font-size-complex="12pt"/>
    </style:style>
    <style:style style:name="T17" style:family="text">
      <style:text-properties officeooo:rsid="001ead95"/>
    </style:style>
    <style:style style:name="T18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19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0" style:family="text">
      <style:text-properties style:text-line-through-style="none" style:text-line-through-type="none" style:font-name="DejaVu Sans Condensed" fo:font-size="12pt" officeooo:rsid="0021c75a" style:font-size-asian="12pt" style:font-size-complex="12pt"/>
    </style:style>
    <style:style style:name="T21" style:family="text">
      <style:text-properties style:text-line-through-style="none" style:text-line-through-type="none" style:font-name="DejaVu Sans Condensed" fo:font-size="12pt" officeooo:rsid="001fcda3" style:font-size-asian="12pt" style:font-size-complex="12pt"/>
    </style:style>
    <style:style style:name="T22" style:family="text">
      <style:text-properties style:text-line-through-style="none" style:text-line-through-type="none" style:font-name="DejaVu Sans Condensed" fo:font-size="12pt" officeooo:rsid="0023f768" style:font-size-asian="12pt" style:font-size-complex="12pt"/>
    </style:style>
    <style:style style:name="T23" style:family="text">
      <style:text-properties style:text-line-through-style="none" style:text-line-through-type="none" style:font-name="DejaVu Sans Condensed" fo:font-size="12pt" officeooo:rsid="002a2b9f" style:font-size-asian="12pt" style:font-size-complex="12pt"/>
    </style:style>
    <style:style style:name="T24" style:family="text">
      <style:text-properties officeooo:rsid="0023f768"/>
    </style:style>
    <style:style style:name="T25" style:family="text">
      <style:text-properties officeooo:rsid="0027f395"/>
    </style:style>
    <style:style style:name="T26" style:family="text">
      <style:text-properties officeooo:rsid="002a46bd"/>
    </style:style>
    <style:style style:name="T27" style:family="text">
      <style:text-properties officeooo:rsid="002bc383"/>
    </style:style>
    <style:style style:name="T28" style:family="text">
      <style:text-properties officeooo:rsid="002c42a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2"><text:span text:style-name="T25">1</text:span><text:span text:style-name="T27">0</text:span><text:span text:style-name="T17">2 - </text:span><text:span text:style-name="T25">Controls - </text:span><text:span text:style-name="T26">Pilot</text:span><text:span text:style-name="T28"> - </text:span>Throttle <text:span text:style-name="T1">Grip</text:span></text:p>
      <text:p text:style-name="P6">U=Up, D=Down, F=Forward, B=Backward, L=Left, R=Right, P=Press, S-*=Shift-<text:span text:style-name="T9">*</text:span>, L-*=Long-<text:span text:style-name="T9">*</text:span></text:p>
      <text:p text:style-name="P6"/>
      <text:p text:style-name="P7"><text:span text:style-name="T11">Top</text:span><text:span text:style-name="T12"> </text:span><text:span text:style-name="T13">H</text:span><text:span text:style-name="T12">at -- </text:span><text:span text:style-name="T14">UV-26 Countermeasures</text:span></text:p>
      <text:list xml:id="list2387484076" text:style-name="L1">
        <text:list-item>
          <text:p text:style-name="P8"><text:span text:style-name="T19">F/</text:span><text:span text:style-name="T20">B</text:span><text:span text:style-name="T19">: </text:span><text:span text:style-name="T20">Pilot launch countermeasures</text:span></text:p>
        </text:list-item>
      </text:list>
      <text:p text:style-name="P1"><text:span text:style-name="T2">Top</text:span> <text:span text:style-name="T10">H</text:span>at <text:span text:style-name="T10">Ri</text:span>ng</text:p>
      <text:list xml:id="list3972905311" text:style-name="L2">
        <text:list-item>
          <text:p text:style-name="P9"><text:span text:style-name="T15">F/B</text:span><text:span text:style-name="T16">: --</text:span></text:p>
        </text:list-item>
      </text:list>
      <text:p text:style-name="P1"><text:span text:style-name="T2">Middle </text:span><text:span text:style-name="T10">H</text:span><text:span text:style-name="T2">at</text:span> -- Comm<text:span text:style-name="T3">unications</text:span></text:p>
      <text:list xml:id="list3211067826" text:style-name="L3">
        <text:list-item>
          <text:p text:style-name="P10">U: (SRS radio 1 PTT)</text:p>
        </text:list-item>
        <text:list-item>
          <text:p text:style-name="P10">D: (SRS radio 2 PTT)</text:p>
        </text:list-item>
        <text:list-item>
          <text:p text:style-name="P14">F: (SRS radio 3 PTT)</text:p>
        </text:list-item>
      </text:list>
      <text:p text:style-name="P7"><text:span text:style-name="T11">B</text:span><text:span text:style-name="T12">ottom </text:span><text:span text:style-name="T13">H</text:span><text:span text:style-name="T12">at -- </text:span><text:span text:style-name="T14">Autopilot controls</text:span></text:p>
      <text:list xml:id="list3242400923" text:style-name="L4">
        <text:list-item>
          <text:p text:style-name="P24"><text:span text:style-name="T21">U: Autopilot Pitch channel ON (S-</text:span><text:span text:style-name="T23">U</text:span><text:span text:style-name="T21">: OFF) </text:span><text:span text:style-name="T22">(channel T)</text:span></text:p>
        </text:list-item>
        <text:list-item>
          <text:p text:style-name="P15">D: Autopilot Altitude channel ON (S-D: OFF) <text:span text:style-name="T24">(channel B)</text:span></text:p>
        </text:list-item>
        <text:list-item>
          <text:p text:style-name="P25"><text:span text:style-name="T21">F: Autopilot </text:span><text:span text:style-name="T22">Roll </text:span><text:span text:style-name="T21">channel ON (S-F: OFF) </text:span><text:span text:style-name="T22">(channel K)</text:span></text:p>
        </text:list-item>
        <text:list-item>
          <text:p text:style-name="P15">B: <text:span text:style-name="T24">Autopilot Yaw channel ON (S-B: OFF) (channel H)</text:span></text:p>
        </text:list-item>
        <text:list-item>
          <text:p text:style-name="P15">P: All Autopilot functions OFF</text:p>
        </text:list-item>
      </text:list>
      <text:p text:style-name="P3"><text:span text:style-name="T2">F</text:span><text:span text:style-name="T8">ront </text:span><text:span text:style-name="T10">T</text:span><text:span text:style-name="T8">humb </text:span><text:span text:style-name="T10">B</text:span><text:span text:style-name="T8">utton</text:span></text:p>
      <text:list xml:id="list484755948" text:style-name="L5">
        <text:list-item>
          <text:p text:style-name="P17">P: --</text:p>
        </text:list-item>
      </text:list>
      <text:p text:style-name="P5"><text:span text:style-name="T5">R</text:span><text:span text:style-name="T6">ear </text:span><text:span text:style-name="T7">T</text:span><text:span text:style-name="T6">humb </text:span><text:span text:style-name="T7">B</text:span><text:span text:style-name="T6">utton</text:span></text:p>
      <text:list xml:id="list2528956952" text:style-name="L6">
        <text:list-item>
          <text:p text:style-name="P11">P: --</text:p>
        </text:list-item>
      </text:list>
      <text:p text:style-name="P3"><text:span text:style-name="T2">B</text:span><text:span text:style-name="T8">ottom </text:span><text:span text:style-name="T10">T</text:span><text:span text:style-name="T8">humb </text:span><text:span text:style-name="T10">B</text:span><text:span text:style-name="T8">utton</text:span></text:p>
      <text:list xml:id="list3814866543" text:style-name="L7">
        <text:list-item>
          <text:p text:style-name="P18">P: --</text:p>
        </text:list-item>
      </text:list>
      <text:p text:style-name="P3"><text:span text:style-name="T2">M</text:span><text:span text:style-name="T8">inistick</text:span></text:p>
      <text:list xml:id="list2205787479" text:style-name="L8">
        <text:list-item>
          <text:p text:style-name="P12">Axes: --</text:p>
        </text:list-item>
      </text:list>
      <text:list xml:id="list1468468725" text:style-name="L9">
        <text:list-item>
          <text:p text:style-name="P19">P: --</text:p>
        </text:list-item>
      </text:list>
      <text:p text:style-name="P7"><text:span text:style-name="T11">Middle </text:span><text:span text:style-name="T13">F</text:span><text:span text:style-name="T11">inger </text:span><text:span text:style-name="T13">H</text:span><text:span text:style-name="T11">at</text:span></text:p>
      <text:list xml:id="list180594582" text:style-name="L10">
        <text:list-item>
          <text:p text:style-name="P26"><text:span text:style-name="T20">P</text:span><text:span text:style-name="T18">: </text:span><text:span text:style-name="T20">Gunsight reflector lock toggle</text:span></text:p>
        </text:list-item>
        <text:list-item>
          <text:p text:style-name="P26"><text:span text:style-name="T20">U</text:span><text:span text:style-name="T18">: </text:span><text:span text:style-name="T20">Gunsight reflector up</text:span></text:p>
        </text:list-item>
        <text:list-item>
          <text:p text:style-name="P27"><text:span text:style-name="T20">D</text:span><text:span text:style-name="T18">: </text:span><text:span text:style-name="T20">Gunsight reflector down</text:span></text:p>
        </text:list-item>
      </text:list>
      <text:p text:style-name="P3"><text:span text:style-name="T2">Ring </text:span><text:span text:style-name="T10">F</text:span><text:span text:style-name="T2">inger </text:span><text:span text:style-name="T10">S</text:span><text:span text:style-name="T8">lider</text:span></text:p>
      <text:list xml:id="list837110532" text:style-name="L11">
        <text:list-item>
          <text:p text:style-name="P20">U/D: --</text:p>
        </text:list-item>
      </text:list>
      <text:p text:style-name="P3"><text:span text:style-name="T2">P</text:span><text:span text:style-name="T8">inky </text:span><text:span text:style-name="T10">S</text:span><text:span text:style-name="T2">witch</text:span></text:p>
      <text:list xml:id="list65045291" text:style-name="L12">
        <text:list-item>
          <text:p text:style-name="P21">P: --</text:p>
        </text:list-item>
        <text:list-item>
          <text:p text:style-name="P16">U/D: --</text:p>
        </text:list-item>
      </text:list>
      <text:p text:style-name="P4"><text:span text:style-name="T5">P</text:span><text:span text:style-name="T4">inky </text:span><text:span text:style-name="T7">B</text:span><text:span text:style-name="T4">utton</text:span></text:p>
      <text:list xml:id="list1374965887" text:style-name="L13">
        <text:list-item>
          <text:p text:style-name="P13">P: --</text:p>
        </text:list-item>
      </text:list>
      <text:p text:style-name="P1">Pinky <text:span text:style-name="T10">W</text:span>heel</text:p>
      <text:list xml:id="list618503195" text:style-name="L14">
        <text:list-item>
          <text:p text:style-name="P23"><text:span text:style-name="T15">F/B</text:span><text:span text:style-name="T16">: --</text:span></text:p>
        </text:list-item>
        <text:list-item>
          <text:p text:style-name="P22">P: --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01T20:24:44.973000000</dc:date>
    <meta:editing-duration>PT3H34M47S</meta:editing-duration>
    <meta:editing-cycles>29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9" meta:word-count="177" meta:character-count="870" meta:non-whitespace-character-count="756"/>
  </office:meta>
</office:document-meta>
</file>